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735cm" fo:min-width="4.58cm" draw:shadow="visible"/>
    </style:style>
    <style:style style:name="gr3" style:family="graphic" style:parent-style-name="standard">
      <style:graphic-properties svg:stroke-color="#000000" draw:fill-color="#dde8cb" draw:textarea-horizontal-align="justify" draw:textarea-vertical-align="middle" draw:auto-grow-height="false" fo:min-height="0.443cm" fo:min-width="3.945cm"/>
    </style:style>
    <style:style style:name="gr4" style:family="graphic" style:parent-style-name="standard">
      <style:graphic-properties svg:stroke-color="#000000" draw:fill-color="#ffdbb6" draw:textarea-horizontal-align="justify" draw:textarea-vertical-align="middle" draw:auto-grow-height="false" fo:min-height="0.442cm" fo:min-width="3.945cm"/>
    </style:style>
    <style:style style:name="gr5" style:family="graphic" style:parent-style-name="standard">
      <style:graphic-properties svg:stroke-color="#000000" draw:fill-color="#ffffd7" draw:textarea-horizontal-align="justify" draw:textarea-vertical-align="middle" draw:auto-grow-height="false" fo:min-height="0.443cm" fo:min-width="3.945cm"/>
    </style:style>
    <style:style style:name="gr6" style:family="graphic" style:parent-style-name="standard">
      <style:graphic-properties svg:stroke-color="#000000" draw:fill-color="#dde8cb" draw:textarea-horizontal-align="justify" draw:textarea-vertical-align="middle" draw:auto-grow-height="false" fo:min-height="0.442cm" fo:min-width="3.94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2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1.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gr14" style:family="graphic" style:parent-style-name="standard">
      <style:graphic-properties svg:stroke-color="#000000" draw:fill-color="#dee6ef" draw:textarea-horizontal-align="justify" draw:textarea-vertical-align="middle" draw:auto-grow-height="false" fo:min-height="1.02cm" fo:min-width="3.9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.245cm"/>
      <style:paragraph-properties style:writing-mode="lr-tb"/>
    </style:style>
    <style:style style:name="gr16" style:family="graphic" style:parent-style-name="standard">
      <style:graphic-properties draw:stroke="none" draw:fill="none" fo:min-height="0.8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-color="#ffdbb6"/>
      <style:paragraph-properties fo:text-align="center"/>
    </style:style>
    <style:style style:name="P4" style:family="paragraph">
      <loext:graphic-properties draw:fill-color="#ffffd7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dee6ef"/>
      <style:paragraph-properties fo:text-align="center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001cm" svg:height="0.028cm" svg:x="4.492cm" svg:y="8.27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5.08cm" svg:height="6.985cm" svg:x="2.27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445cm" svg:height="0.693cm" svg:x="2.587cm" svg:y="3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445cm" svg:height="0.692cm" svg:x="2.587cm" svg:y="2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445cm" svg:height="0.693cm" svg:x="2.587cm" svg:y="4.3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445cm" svg:height="0.693cm" svg:x="2.587cm" svg:y="5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4.445cm" svg:height="0.692cm" svg:x="2.587cm" svg:y="5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445cm" svg:height="0.693cm" svg:x="2.587cm" svg:y="6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445cm" svg:height="0.693cm" svg:x="2.587cm" svg:y="7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127cm" svg:height="0.127cm" svg:x="4.81cm" svg:y="8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0.127cm" svg:height="0.127cm" svg:x="4.81cm" svg:y="8.4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0.127cm" svg:height="0.127cm" svg:x="4.81cm" svg:y="8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8" draw:text-style-name="P7" draw:layer="layout" svg:width="1.192cm" svg:height="0.662cm" svg:x="4.175cm" svg:y="2.905cm">
          <draw:text-box>
            <text:p text:style-name="P6"><text:span text:style-name="T1">lidar</text:span></text:p>
          </draw:text-box>
        </draw:frame>
        <draw:frame draw:style-name="gr9" draw:text-style-name="P7" draw:layer="layout" svg:width="2.64cm" svg:height="0.662cm" svg:x="3.44cm" svg:y="3.54cm">
          <draw:text-box>
            <text:p text:style-name="P6"><text:span text:style-name="T1">ac</text:span><text:span text:style-name="T1">ele</text:span><text:span text:style-name="T1">ro</text:span><text:span text:style-name="T1">me</text:span><text:span text:style-name="T1">tro</text:span></text:p>
          </draw:text-box>
        </draw:frame>
        <draw:frame draw:style-name="gr9" draw:text-style-name="P7" draw:layer="layout" svg:width="2.64cm" svg:height="0.662cm" svg:x="3.54cm" svg:y="6.37cm">
          <draw:text-box>
            <text:p text:style-name="P6"><text:span text:style-name="T1">ac</text:span><text:span text:style-name="T1">el</text:span><text:span text:style-name="T1">er</text:span><text:span text:style-name="T1">o</text:span><text:span text:style-name="T1">m</text:span><text:span text:style-name="T1">et</text:span><text:span text:style-name="T1">ro</text:span></text:p>
          </draw:text-box>
        </draw:frame>
        <draw:frame draw:style-name="gr9" draw:text-style-name="P7" draw:layer="layout" svg:width="2.64cm" svg:height="0.662cm" svg:x="3.54cm" svg:y="5.735cm">
          <draw:text-box>
            <text:p text:style-name="P6"><text:span text:style-name="T1">ac</text:span><text:span text:style-name="T1">el</text:span><text:span text:style-name="T1">er</text:span><text:span text:style-name="T1">o</text:span><text:span text:style-name="T1">m</text:span><text:span text:style-name="T1">et</text:span><text:span text:style-name="T1">ro</text:span></text:p>
          </draw:text-box>
        </draw:frame>
        <draw:frame draw:style-name="gr10" draw:text-style-name="P7" draw:layer="layout" svg:width="1.281cm" svg:height="0.662cm" svg:x="4.164cm" svg:y="4.465cm">
          <draw:text-box>
            <text:p text:style-name="P6"><text:span text:style-name="T1">G</text:span><text:span text:style-name="T1">P</text:span><text:span text:style-name="T1">S</text:span></text:p>
          </draw:text-box>
        </draw:frame>
        <draw:frame draw:style-name="gr10" draw:text-style-name="P7" draw:layer="layout" svg:width="1.281cm" svg:height="0.662cm" svg:x="4.164cm" svg:y="5.1cm">
          <draw:text-box>
            <text:p text:style-name="P6"><text:span text:style-name="T1">G</text:span><text:span text:style-name="T1">PS</text:span></text:p>
          </draw:text-box>
        </draw:frame>
        <draw:frame draw:style-name="gr10" draw:text-style-name="P7" draw:layer="layout" svg:width="1.281cm" svg:height="0.662cm" svg:x="4.164cm" svg:y="7.032cm">
          <draw:text-box>
            <text:p text:style-name="P6"><text:span text:style-name="T1">GPS</text:span></text:p>
          </draw:text-box>
        </draw:frame>
        <draw:frame draw:style-name="gr11" draw:text-style-name="P8" draw:layer="layout" svg:width="6.033cm" svg:height="1.673cm" svg:x="1.952cm" svg:y="1.317cm">
          <draw:text-box>
            <text:p>Sensores/clientes</text:p>
          </draw:text-box>
        </draw:frame>
        <draw:custom-shape draw:style-name="gr2" draw:text-style-name="P1" draw:layer="layout" svg:width="5.08cm" svg:height="6.985cm" svg:x="12.43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3.493cm" svg:height="0.962cm" svg:x="13.382cm" svg:y="1.308cm">
          <draw:text-box>
            <text:p>Servidor</text:p>
          </draw:text-box>
        </draw:frame>
        <draw:line draw:style-name="gr13" draw:text-style-name="P9" draw:layer="layout" svg:x1="7.032cm" svg:y1="3.54cm" svg:x2="12.43cm" svg:y2="3.54cm">
          <text:p/>
        </draw:line>
        <draw:line draw:style-name="gr13" draw:text-style-name="P9" draw:layer="layout" svg:x1="7.032cm" svg:y1="4.175cm" svg:x2="12.43cm" svg:y2="4.175cm">
          <text:p/>
        </draw:line>
        <draw:line draw:style-name="gr13" draw:text-style-name="P9" draw:layer="layout" svg:x1="7.032cm" svg:y1="4.81cm" svg:x2="12.43cm" svg:y2="4.81cm">
          <text:p/>
        </draw:line>
        <draw:line draw:style-name="gr13" draw:text-style-name="P9" draw:layer="layout" svg:x1="7.032cm" svg:y1="5.445cm" svg:x2="12.43cm" svg:y2="5.445cm">
          <text:p/>
        </draw:line>
        <draw:line draw:style-name="gr13" draw:text-style-name="P9" draw:layer="layout" svg:x1="7.032cm" svg:y1="6.08cm" svg:x2="12.43cm" svg:y2="6.08cm">
          <text:p/>
        </draw:line>
        <draw:line draw:style-name="gr13" draw:text-style-name="P9" draw:layer="layout" svg:x1="7.032cm" svg:y1="6.715cm" svg:x2="12.43cm" svg:y2="6.715cm">
          <text:p/>
        </draw:line>
        <draw:line draw:style-name="gr13" draw:text-style-name="P9" draw:layer="layout" svg:x1="7.032cm" svg:y1="7.35cm" svg:x2="12.43cm" svg:y2="7.35cm">
          <text:p/>
        </draw:line>
        <draw:custom-shape draw:style-name="gr14" draw:text-style-name="P10" draw:layer="layout" svg:width="4.445cm" svg:height="1.27cm" svg:x="12.747cm" svg:y="3.22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7" draw:layer="layout" svg:width="3.493cm" svg:height="1.073cm" svg:x="13.382cm" svg:y="3.222cm">
          <draw:text-box>
            <text:p text:style-name="P6"><text:span text:style-name="T1">Sincronizad</text:span><text:span text:style-name="T1">or de </text:span><text:span text:style-name="T1">paqutes</text:span></text:p>
          </draw:text-box>
        </draw:frame>
        <draw:custom-shape draw:style-name="gr14" draw:text-style-name="P10" draw:layer="layout" svg:width="4.445cm" svg:height="1.27cm" svg:x="12.747cm" svg:y="6.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9" draw:layer="layout" svg:width="3.389cm" svg:height="1.073cm" svg:x="13.382cm" svg:y="6.08cm">
          <draw:text-box>
            <text:p text:style-name="P6"><text:span text:style-name="T1">Escritor de paqute en disco</text:span></text:p>
          </draw:text-box>
        </draw:frame>
        <draw:custom-shape draw:style-name="gr2" draw:text-style-name="P1" draw:layer="layout" svg:width="5.08cm" svg:height="6.985cm" svg:x="20.367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6.351cm" svg:height="0.962cm" svg:x="19.732cm" svg:y="1.317cm">
          <draw:text-box>
            <text:p>Sistema de archivos</text:p>
          </draw:text-box>
        </draw:frame>
        <draw:custom-shape draw:style-name="gr14" draw:text-style-name="P10" draw:layer="layout" svg:width="4.445cm" svg:height="1.27cm" svg:x="20.685cm" svg:y="4.49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9" draw:layer="layout" svg:width="3.389cm" svg:height="1.073cm" svg:x="21.106cm" svg:y="4.492cm">
          <draw:text-box>
            <text:p text:style-name="P6"><text:span text:style-name="T1">Guardar el archivo</text:span></text:p>
          </draw:text-box>
        </draw:frame>
        <draw:line draw:style-name="gr13" draw:text-style-name="P9" draw:layer="layout" svg:x1="17.192cm" svg:y1="6.715cm" svg:x2="20.367cm" svg:y2="5.445cm">
          <text:p/>
        </draw:line>
        <draw:line draw:style-name="gr13" draw:text-style-name="P9" draw:layer="layout" svg:x1="14.97cm" svg:y1="4.492cm" svg:x2="14.97cm" svg:y2="6.0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7T22:07:28.036732097</meta:creation-date>
    <dc:date>2022-08-07T22:46:22.060374828</dc:date>
    <meta:editing-duration>PT8M13S</meta:editing-duration>
    <meta:editing-cycles>1</meta:editing-cycles>
    <meta:document-statistic meta:object-count="39"/>
    <meta:generator>LibreOffice/7.3.3.2$Linux_X86_64 LibreOffice_project/30$Build-2</meta:generator>
  </office:meta>
</office:document-meta>
</file>